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25%" draw:textarea-vertical-align="middle" draw:shadow-opacity="25%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368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24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18pt" fo:font-weight="bold" style:font-weight-asian="bold" style:font-weight-complex="bold"/>
    </style:style>
    <style:style style:name="P3" style:family="paragraph">
      <style:paragraph-properties fo:text-align="center"/>
      <style:text-properties fo:font-family="'Open Sans'" style:font-family-generic="swiss" style:font-pitch="variable" fo:font-size="18pt"/>
    </style:style>
    <style:style style:name="P4" style:family="paragraph">
      <style:text-properties fo:font-family="'Open Sans'" style:font-family-generic="swiss" style:font-pitch="variable" fo:font-size="18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family="'Open Sans'" style:font-family-generic="swiss" style:font-pitch="variable" fo:font-size="18pt" fo:font-weight="bold" style:font-weight-asian="bold" style:font-weight-complex="bold"/>
    </style:style>
    <style:style style:name="T2" style:family="text">
      <style:text-properties fo:font-family="'Open Sans'" style:font-family-generic="swiss" style:font-pitch="variable"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rial" style:font-family-generic="swiss" style:font-pitch="variable" fo:font-size="18pt" fo:font-weight="bold" style:font-weight-asian="bold" style:font-weight-complex="bold"/>
    </style:style>
    <style:style style:name="T5" style:family="text">
      <style:text-properties fo:font-family="Arial" style:font-family-generic="swiss" style:font-pitch="variabl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cm" svg:height="18.9cm" svg:x="1.5cm" svg:y="1cm">
          <text:p/>
        </draw:rect>
        <draw:rect draw:style-name="gr2" draw:text-style-name="P1" draw:layer="layout" svg:width="5cm" svg:height="16.2cm" svg:x="15.2cm" svg:y="3.3cm">
          <text:p/>
        </draw:rect>
        <draw:frame draw:style-name="gr3" draw:text-style-name="P2" draw:layer="layout" svg:width="2.868cm" svg:height="1.115cm" svg:x="16.4cm" svg:y="3.5cm">
          <draw:text-box>
            <text:p><text:span text:style-name="T1">Node N</text:span></text:p>
          </draw:text-box>
        </draw:frame>
        <draw:rect draw:style-name="gr2" draw:text-style-name="P1" draw:layer="layout" svg:width="5cm" svg:height="16.2cm" svg:x="1.9cm" svg:y="3.3cm">
          <text:p/>
        </draw:rect>
        <draw:custom-shape draw:style-name="gr4" draw:text-style-name="P1" draw:layer="layout" svg:width="3.6cm" svg:height="3.3cm" svg:x="2.6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1" draw:layer="layout" svg:width="5cm" svg:height="16.2cm" svg:x="8.6cm" svg:y="3.3cm">
          <text:p/>
        </draw:rect>
        <draw:frame draw:style-name="gr5" draw:text-style-name="P2" draw:layer="layout" svg:width="2.716cm" svg:height="1.115cm" svg:x="9.8cm" svg:y="3.5cm">
          <draw:text-box>
            <text:p><text:span text:style-name="T1">Node 2</text:span></text:p>
          </draw:text-box>
        </draw:frame>
        <draw:custom-shape draw:style-name="gr4" draw:text-style-name="P1" draw:layer="layout" svg:width="3.6cm" svg:height="3.3cm" svg:x="9.352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6cm" svg:height="3.3cm" svg:x="15.8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3" draw:layer="layout" svg:width="5.3cm" svg:height="2.384cm" svg:x="1.95cm" svg:y="13.2cm">
          <draw:text-box>
            <text:p text:style-name="P1"><text:span text:style-name="T1">MySQL</text:span><text:span text:style-name="T2"> Leader</text:span></text:p>
            <text:p text:style-name="P1"><text:span text:style-name="T2">(Write)</text:span></text:p>
          </draw:text-box>
        </draw:frame>
        <draw:frame draw:style-name="gr7" draw:text-style-name="P3" draw:layer="layout" svg:width="5.6cm" svg:height="2.843cm" svg:x="8.5cm" svg:y="13.2cm">
          <draw:text-box>
            <text:p text:style-name="P1"><text:span text:style-name="T1">MySQL</text:span><text:span text:style-name="T2"> Follower</text:span></text:p>
            <text:p text:style-name="P1"><text:span text:style-name="T2">(Read)</text:span></text:p>
          </draw:text-box>
        </draw:frame>
        <draw:rect draw:style-name="gr8" draw:text-style-name="P3" draw:layer="layout" svg:width="17.9cm" svg:height="2.7cm" svg:x="2.1cm" svg:y="5cm">
          <text:p text:style-name="P1"><text:span text:style-name="T1">Consul</text:span></text:p>
          <text:p text:style-name="P1"><text:span text:style-name="T2">(Service discovery and leader election)</text:span></text:p>
        </draw:rect>
        <draw:rect draw:style-name="gr8" draw:text-style-name="P3" draw:layer="layout" svg:width="17.9cm" svg:height="2.7cm" svg:x="2.1cm" svg:y="16.4cm">
          <text:p text:style-name="P1"><text:span text:style-name="T1">ProxySQL</text:span></text:p>
          <text:p text:style-name="P1"><text:span text:style-name="T2">(Dispatch MySQL connections)</text:span></text:p>
        </draw:rect>
        <draw:frame draw:style-name="gr9" draw:text-style-name="P4" draw:layer="layout" svg:width="9.74cm" svg:height="1.115cm" svg:x="6.375cm" svg:y="1.4cm">
          <draw:text-box>
            <text:p><text:span text:style-name="T1">Docker Swarm</text:span><text:span text:style-name="T2"> or </text:span><text:span text:style-name="T1">Kubernetes</text:span></text:p>
          </draw:text-box>
        </draw:frame>
        <draw:rect draw:style-name="standard" draw:text-style-name="P5" draw:layer="layout" svg:width="7cm" svg:height="1.7cm" svg:x="7.6cm" svg:y="21cm">
          <text:p text:style-name="P5"><text:span text:style-name="T3"/></text:p>
          <text:p text:style-name="P5"><text:span text:style-name="T3"/></text:p>
        </draw:rect>
        <draw:line draw:style-name="gr10" draw:text-style-name="P1" draw:layer="layout" svg:x1="11.2cm" svg:y1="21.1cm" svg:x2="11.2cm" svg:y2="19.1cm">
          <text:p/>
        </draw:line>
        <draw:frame draw:style-name="gr5" draw:text-style-name="P2" draw:layer="layout" svg:width="2.716cm" svg:height="1.115cm" svg:x="3.1cm" svg:y="3.5cm">
          <draw:text-box>
            <text:p><text:span text:style-name="T1">Node 1</text:span></text:p>
          </draw:text-box>
        </draw:frame>
        <draw:frame draw:style-name="gr11" draw:layer="layout" svg:width="5.265cm" svg:height="1.673cm" svg:x="15.135cm" svg:y="13.2cm">
          <draw:text-box>
            <text:p text:style-name="P1"><text:span text:style-name="T4">MySQL</text:span><text:span text:style-name="T5"> Follower</text:span></text:p>
            <text:p text:style-name="P1"><text:span text:style-name="T5">(Read)</text:span></text:p>
          </draw:text-box>
        </draw:frame>
        <draw:frame draw:style-name="gr12" draw:text-style-name="P6" draw:layer="layout" svg:width="2.267cm" svg:height="0.962cm" svg:x="10cm" svg:y="21.4cm">
          <draw:text-box>
            <text:p text:style-name="P6"><text:span text:style-name="T3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07T08:40:11</meta:creation-date>
    <dc:date>2020-12-07T09:42:40</dc:date>
    <meta:editing-duration>PT41M5S</meta:editing-duration>
    <meta:editing-cycles>13</meta:editing-cycles>
    <meta:generator>OpenOffice/4.1.8$Unix OpenOffice.org_project/418m3$Build-9803</meta:generator>
    <meta:document-statistic meta:object-count="19"/>
  </office:meta>
</office:document-meta>
</file>